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llo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reg Baker</meta:initial-creator>
    <meta:creation-date>2011-08-29T15:57:53</meta:creation-date>
    <meta:editing-duration>PT26S</meta:editing-duration>
    <meta:editing-cycles>2</meta:editing-cycles>
    <dc:date>2011-08-29T15:58:15</dc:date>
    <dc:creator>Greg Baker</dc:creator>
    <meta:document-statistic meta:object-count="25"/>
    <meta:generator>LibreOffice/3.3$Unix LibreOffice_project/330m19$Build-301</meta:generator>
  </office:meta>
</office:document-meta>
</file>